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A000000408003FF5F17C34889.png" manifest:media-type="image/png"/>
  <manifest:file-entry manifest:full-path="Pictures/100002010000003A00000040A0909AB27EC9563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1" svg:font-family="'Asana Math'"/>
    <style:font-face style:name="Asana Math2" svg:font-family="'Asana Math'" style:font-adornments="Regular"/>
    <style:font-face style:name="TG Pagella Math1" svg:font-family="'TG Pagella Math'"/>
    <style:font-face style:name="TG Pagella Math2" svg:font-family="'TG Pagella Math'" style:font-adornments="Regular"/>
    <style:font-face style:name="Amiri" svg:font-family="Amiri" style:font-pitch="variable"/>
    <style:font-face style:name="Asana Math" svg:font-family="'Asana Mat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42cm" fo:min-width="0.093cm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85cm" fo:min-width="0.017cm"/>
    </style:style>
    <style:style style:name="gr4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43cm" fo:min-width="0.093cm"/>
    </style:style>
    <style:style style:name="gr5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76cm" fo:min-width="0.017cm"/>
    </style:style>
    <style:style style:name="gr6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42cm" fo:min-width="0.089cm"/>
    </style:style>
    <style:style style:name="gr7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39cm" fo:min-width="0.092cm"/>
    </style:style>
    <style:style style:name="gr8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39cm" fo:min-width="0.093cm"/>
    </style:style>
    <style:style style:name="gr9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39cm" fo:min-width="0.089cm"/>
    </style:style>
    <style:style style:name="gr10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67cm" fo:min-width="0.035cm"/>
    </style:style>
    <style:style style:name="gr11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343cm" fo:min-width="0.092cm"/>
    </style:style>
    <style:style style:name="gr12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82cm" fo:min-width="0.021cm"/>
    </style:style>
    <style:style style:name="gr13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66cm" fo:min-width="0.017cm"/>
    </style:style>
    <style:style style:name="gr14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67cm" fo:min-width="0.017cm"/>
    </style:style>
    <style:style style:name="gr15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77cm" fo:min-width="0.021cm"/>
    </style:style>
    <style:style style:name="gr16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77cm" fo:min-width="0.026cm"/>
    </style:style>
    <style:style style:name="gr17" style:family="graphic" style:parent-style-name="standard">
      <style:graphic-properties draw:stroke="solid" svg:stroke-color="#0000cc" draw:fill-color="#0000ff" draw:textarea-horizontal-align="justify" draw:textarea-vertical-align="middle" draw:auto-grow-height="false" fo:min-height="0.278cm" fo:min-width="0.017cm"/>
    </style:style>
    <style:style style:name="gr18" style:family="graphic" style:parent-style-name="standard">
      <style:graphic-properties draw:stroke="solid" svg:stroke-color="#0000cc" draw:fill-color="#cc0000" draw:textarea-horizontal-align="justify" draw:textarea-vertical-align="middle" draw:auto-grow-height="false" fo:min-height="0.277cm" fo:min-width="0.032cm"/>
    </style:style>
    <style:style style:name="gr19" style:family="graphic" style:parent-style-name="standard">
      <style:graphic-properties draw:stroke="none" svg:stroke-color="#000000" draw:fill="none" draw:fill-color="#ffffff" fo:min-height="2.237cm"/>
    </style:style>
    <style:style style:name="gr20" style:family="graphic" style:parent-style-name="standard">
      <style:graphic-properties draw:stroke="none" svg:stroke-color="#000000" draw:fill="none" draw:fill-color="#ffffff" fo:min-height="2.2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3" style:family="graphic" style:parent-style-name="objectwithoutfill">
      <style:graphic-properties svg:stroke-color="#9933ff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4.845cm"/>
    </style:style>
    <style:style style:name="P1" style:family="paragraph">
      <loext:graphic-properties draw:fill-color="#cc0000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 draw:fill-color="#ffffff"/>
      <style:text-properties style:font-name="Amiri" fo:font-size="36pt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Amiri" fo:font-size="36pt" fo:font-weight="normal" style:font-name-asian="TG Pagella Math2" style:font-size-asian="18pt" style:font-name-complex="TG Pagella Math2" style:font-size-complex="18pt"/>
    </style:style>
    <style:style style:name="T2" style:family="text">
      <style:text-properties style:text-position="super 58%" style:font-name="Amiri" fo:font-size="36pt" fo:font-weight="normal" style:font-name-asian="TG Pagella Math2" style:font-size-asian="18pt" style:font-name-complex="TG Pagella Math2" style:font-size-complex="18pt"/>
    </style:style>
    <style:style style:name="T3" style:family="text">
      <style:text-properties style:font-name="Asana Math2" fo:font-size="36pt" fo:font-weight="normal" style:font-name-asian="Asana Math2" style:font-size-asian="18pt" style:font-name-complex="Asana Math2" style:font-size-complex="18pt"/>
    </style:style>
    <style:style style:name="T4" style:family="text">
      <style:text-properties style:font-name="Amiri" fo:font-size="36pt" fo:font-weight="normal" style:font-name-asian="Asana Math2" style:font-size-asian="18pt" style:font-name-complex="Asana Math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37cm" svg:height="0.836cm" svg:x="7.332cm" svg:y="7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" draw:style-name="gr2" draw:text-style-name="P2" draw:layer="layout" svg:width="2.659cm" svg:height="2.666cm" svg:x="6.441cm" svg:y="5.421cm">
            <draw:image xlink:href="Pictures/100002010000003A00000040A0909AB27EC95632.png" xlink:type="simple" xlink:show="embed" xlink:actuate="onLoad">
              <text:p/>
            </draw:image>
          </draw:frame>
          <draw:custom-shape draw:style-name="gr3" draw:text-style-name="P3" draw:layer="layout" svg:width="0.729cm" svg:height="0.755cm" svg:x="8.331cm" svg:y="6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8.007cm" svg:y="7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731cm" svg:height="0.744cm" svg:x="6.601cm" svg:y="6.9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33cm" svg:height="0.836cm" svg:x="6.4cm" svg:y="6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7.143cm" svg:y="6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36cm" svg:height="0.833cm" svg:x="6.874cm" svg:y="6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7.656cm" svg:y="5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837cm" svg:height="0.833cm" svg:x="6.846cm" svg:y="7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33cm" svg:height="0.833cm" svg:x="7.391cm" svg:y="7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5cm" svg:height="0.729cm" svg:x="7.71cm" svg:y="7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837cm" svg:height="0.833cm" svg:x="7.818cm" svg:y="6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33cm" svg:height="0.836cm" svg:x="7.075cm" svg:y="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836cm" svg:height="0.837cm" svg:x="8.224cm" svg:y="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7.629cm" svg:y="5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735cm" svg:height="0.75cm" svg:x="6.759cm" svg:y="5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7.008cm" svg:y="5.4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729cm" svg:height="0.73cm" svg:x="7.656cm" svg:y="6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729cm" svg:height="0.729cm" svg:x="6.441cm" svg:y="6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729cm" svg:height="0.731cm" svg:x="8.142cm" svg:y="5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735cm" svg:height="0.743cm" svg:x="7.43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742cm" svg:height="0.743cm" svg:x="8.358cm" svg:y="6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729cm" svg:height="0.746cm" svg:x="6.981cm" svg:y="6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5cm" svg:height="0.743cm" svg:x="7.359cm" svg:y="6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9" draw:text-style-name="P4" draw:layer="layout" svg:width="1.4cm" svg:height="2.487cm" svg:x="0.4cm" svg:y="5.5cm">
          <draw:text-box>
            <text:p><text:span text:style-name="T1">χ</text:span></text:p>
          </draw:text-box>
        </draw:frame>
        <draw:frame draw:style-name="gr20" draw:text-style-name="P4" draw:layer="layout" svg:width="2.8cm" svg:height="2.5cm" svg:x="6.6cm" svg:y="3.2cm">
          <draw:text-box>
            <text:p><text:span text:style-name="T2">40</text:span><text:span text:style-name="T1">Ar</text:span></text:p>
          </draw:text-box>
        </draw:frame>
        <draw:g>
          <draw:custom-shape draw:style-name="gr1" draw:text-style-name="P1" draw:layer="layout" svg:width="0.837cm" svg:height="0.836cm" svg:x="14.232cm" svg:y="2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Picture 3" draw:style-name="gr2" draw:text-style-name="P2" draw:layer="layout" svg:width="2.659cm" svg:height="2.666cm" svg:x="13.341cm" svg:y="1.021cm">
            <draw:image xlink:href="Pictures/100002010000003A000000408003FF5F17C34889.png" xlink:type="simple" xlink:show="embed" xlink:actuate="onLoad">
              <text:p/>
            </draw:image>
          </draw:frame>
          <draw:custom-shape draw:style-name="gr3" draw:text-style-name="P3" draw:layer="layout" svg:width="0.729cm" svg:height="0.755cm" svg:x="15.231cm" svg:y="2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14.907cm" svg:y="2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731cm" svg:height="0.744cm" svg:x="13.501cm" svg:y="2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33cm" svg:height="0.836cm" svg:x="13.3cm" svg:y="2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14.043cm" svg:y="2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36cm" svg:height="0.833cm" svg:x="13.774cm" svg:y="1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14.556cm" svg:y="1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837cm" svg:height="0.833cm" svg:x="13.746cm" svg:y="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833cm" svg:height="0.833cm" svg:x="14.291cm" svg:y="2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755cm" svg:height="0.729cm" svg:x="14.61cm" svg:y="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0.837cm" svg:height="0.833cm" svg:x="14.718cm" svg:y="2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833cm" svg:height="0.836cm" svg:x="13.975cm" svg:y="1.4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836cm" svg:height="0.837cm" svg:x="15.124cm" svg:y="1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14.529cm" svg:y="1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735cm" svg:height="0.75cm" svg:x="13.659cm" svg:y="1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837cm" svg:height="0.837cm" svg:x="13.908cm" svg:y="1.0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729cm" svg:height="0.73cm" svg:x="14.556cm" svg:y="2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729cm" svg:height="0.729cm" svg:x="13.341cm" svg:y="1.7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729cm" svg:height="0.731cm" svg:x="15.042cm" svg:y="1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0.735cm" svg:height="0.743cm" svg:x="14.334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0.742cm" svg:height="0.743cm" svg:x="15.258cm" svg:y="2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729cm" svg:height="0.746cm" svg:x="13.881cm" svg:y="2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5cm" svg:height="0.743cm" svg:x="14.259cm" svg:y="2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1" draw:text-style-name="P5" draw:layer="layout" svg:x1="9.052cm" svg:y1="5.778cm" svg:x2="12.953cm" svg:y2="3.527cm">
          <text:p/>
        </draw:line>
        <draw:line draw:style-name="gr22" draw:text-style-name="P6" draw:layer="layout" svg:x1="1.8cm" svg:y1="6.8cm" svg:x2="5.3cm" svg:y2="6.8cm">
          <text:p/>
        </draw:line>
        <draw:frame draw:style-name="gr20" draw:text-style-name="P4" draw:layer="layout" svg:width="2.8cm" svg:height="2.5cm" svg:x="15.9cm" svg:y="0.7cm">
          <draw:text-box>
            <text:p><text:span text:style-name="T2">40</text:span><text:span text:style-name="T1">Ar</text:span></text:p>
          </draw:text-box>
        </draw:frame>
        <draw:frame draw:style-name="gr19" draw:text-style-name="P4" draw:layer="layout" svg:width="1.4cm" svg:height="2.487cm" svg:x="13.4cm" svg:y="9.213cm">
          <draw:text-box>
            <text:p><text:span text:style-name="T1">χ</text:span></text:p>
          </draw:text-box>
        </draw:frame>
        <draw:line draw:style-name="gr22" draw:text-style-name="P6" draw:layer="layout" svg:x1="9.567cm" svg:y1="8.005cm" svg:x2="13.534cm" svg:y2="10.295cm">
          <text:p/>
        </draw:line>
        <draw:line draw:style-name="gr23" draw:text-style-name="P5" draw:layer="layout" svg:x1="9.553cm" svg:y1="5.48cm" svg:x2="11.603cm" svg:y2="6.171cm">
          <text:p/>
        </draw:line>
        <draw:line draw:style-name="gr23" draw:text-style-name="P5" draw:layer="layout" svg:x1="10.537cm" svg:y1="4.904cm" svg:x2="12.587cm" svg:y2="5.595cm">
          <text:p/>
        </draw:line>
        <draw:line draw:style-name="gr23" draw:text-style-name="P5" draw:layer="layout" svg:x1="11.557cm" svg:y1="4.297cm" svg:x2="13.607cm" svg:y2="4.988cm">
          <text:p/>
        </draw:line>
        <draw:line draw:style-name="gr23" draw:text-style-name="P5" draw:layer="layout" svg:x1="11.557cm" svg:y1="4.297cm" svg:x2="11.494cm" svg:y2="2.139cm">
          <text:p/>
        </draw:line>
        <draw:line draw:style-name="gr23" draw:text-style-name="P5" draw:layer="layout" svg:x1="10.537cm" svg:y1="4.905cm" svg:x2="10.474cm" svg:y2="2.747cm">
          <text:p/>
        </draw:line>
        <draw:line draw:style-name="gr23" draw:text-style-name="P5" draw:layer="layout" svg:x1="9.553cm" svg:y1="5.48cm" svg:x2="9.525cm" svg:y2="3.262cm">
          <text:p/>
        </draw:line>
        <draw:frame draw:style-name="gr24" draw:text-style-name="P4" draw:layer="layout" svg:width="6.1cm" svg:height="5.095cm" svg:x="11.9cm" svg:y="5.205cm">
          <draw:text-box>
            <text:p><text:span text:style-name="T3">λ</text:span><text:span text:style-name="T4">=</text:span><text:span text:style-name="T1">128 n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1" svg:font-family="'Asana Math'"/>
    <style:font-face style:name="Asana Math2" svg:font-family="'Asana Math'" style:font-adornments="Regular"/>
    <style:font-face style:name="TG Pagella Math1" svg:font-family="'TG Pagella Math'"/>
    <style:font-face style:name="TG Pagella Math2" svg:font-family="'TG Pagella Math'" style:font-adornments="Regular"/>
    <style:font-face style:name="Amiri" svg:font-family="Amiri" style:font-pitch="variable"/>
    <style:font-face style:name="Asana Math" svg:font-family="'Asana Mat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G Pagella Math" svg:font-family="'TG Pagella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19T15:16:06.675157955</meta:creation-date>
    <dc:date>2016-02-26T00:04:16.069936845</dc:date>
    <dc:creator>Simon Hobbs</dc:creator>
    <meta:editing-duration>PT11M35S</meta:editing-duration>
    <meta:editing-cycles>3</meta:editing-cycles>
    <meta:generator>LibreOffice/5.0.3.2$Linux_X86_64 LibreOffice_project/00m0$Build-2</meta:generator>
    <meta:document-statistic meta:object-count="66"/>
  </office:meta>
</office:document-meta>
</file>